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ce6" officeooo:paragraph-rsid="001ddc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</text:p>
      <text:p text:style-name="P1">spring boot</text:p>
      <text:p text:style-name="P1">jsf </text:p>
      <text:p text:style-name="P1">gw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0:56:28.185093980</meta:creation-date>
    <dc:date>2018-01-30T11:03:26.576655819</dc:date>
    <meta:editing-duration>PT6M5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5" meta:character-count="22" meta:non-whitespace-character-count="20"/>
  </office:meta>
</office:document-meta>
</file>